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39in" fo:margin-left="0.0069in" table:align="left"/>
    </style:style>
    <style:style style:name="Table2.A" style:family="table-column">
      <style:table-column-properties style:column-width="3.4507in"/>
    </style:style>
    <style:style style:name="Table2.B"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center"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language="es" fo:country="ES" fo:font-weight="normal" style:font-weight-asian="normal" style:font-weight-complex="normal"/>
    </style:style>
    <style:style style:name="P5" style:family="paragraph" style:parent-style-name="Standard">
      <style:paragraph-properties fo:text-align="center" style:justify-single-word="false" fo:break-before="page"/>
      <style:text-properties fo:language="es" fo:country="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OYECTO FINAL NIVELATORIO DE ALGORITM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
      <text:p text:style-name="P1"/>
      <text:p text:style-name="P1"/>
      <text:p text:style-name="P2"><text:soft-page-break/>PROYECTO FINAL NIVELATORIO ALGORITMIA</text:p>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2"/>
      <text:p text:style-name="P2">Trabajo Presentado a:</text:p>
      <text:p text:style-name="P2">Mg. HUGO HUMBERTO MOR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text:soft-page-break/>INTRODUCCIÓN</text:p>
      <text:p text:style-name="P2"/>
      <text:p text:style-name="P4">En el siguiente trabajo se realizará el proceso de implementación de los metodos de ordenamiento <text:span text:style-name="T1">INSERTION SORT, HEAP INSERT SORT, MERGE SORT, HEAP SORT, QUICK SORT, COUNTING SORT </text:span>y <text:span text:style-name="T1">MERGE SORT OPTIMIZADO; </text:span>el lenguaje de programación utilizado para este proceso es C. </text:p>
      <text:p text:style-name="P4"/>
      <text:p text:style-name="P4">Se decide utilizar este lenguaje de programación porque es el que mejor se adecúa a los requerimientos solicitados en clase y además tiende a tener mejor desempeño que otros lenguajes de programación como Java o Python. Se utilizará como plataforma de pruebas, un equipo con las siguientes características:</text:p>
      <text:p text:style-name="P4"/>
      <table:table table:name="Table1" table:style-name="Table1">
        <table:table-column table:style-name="Table1.A" table:number-columns-repeated="2"/>
        <table:table-row>
          <table:table-cell table:style-name="Table1.A1" office:value-type="string">
            <text:p text:style-name="P7">Procesador</text:p>
          </table:table-cell>
          <table:table-cell table:style-name="Table1.B1" office:value-type="string">
            <text:p text:style-name="P6">Intel Core i7 3770K, 3.9GHz</text:p>
          </table:table-cell>
        </table:table-row>
        <table:table-row>
          <table:table-cell table:style-name="Table1.A2" office:value-type="string">
            <text:p text:style-name="P7">Memoria RAM</text:p>
          </table:table-cell>
          <table:table-cell table:style-name="Table1.B2" office:value-type="string">
            <text:p text:style-name="P6">16 GB a 1600MHz</text:p>
          </table:table-cell>
        </table:table-row>
      </table:table>
      <table:table table:name="Table2" table:style-name="Table2">
        <table:table-column table:style-name="Table2.A"/>
        <table:table-column table:style-name="Table2.B"/>
        <table:table-row>
          <table:table-cell table:style-name="Table2.A1" office:value-type="string">
            <text:p text:style-name="P7">Disco Duro</text:p>
          </table:table-cell>
          <table:table-cell table:style-name="Table2.B1" office:value-type="string">
            <text:p text:style-name="P6">SSD 256 GB</text:p>
          </table:table-cell>
        </table:table-row>
      </table:table>
      <table:table table:name="Table3" table:style-name="Table3">
        <table:table-column table:style-name="Table3.A" table:number-columns-repeated="2"/>
        <table:table-row>
          <table:table-cell table:style-name="Table3.A1" office:value-type="string">
            <text:p text:style-name="P7">Sistema Operativo</text:p>
          </table:table-cell>
          <table:table-cell table:style-name="Table3.B1" office:value-type="string">
            <text:p text:style-name="P6">Ubuntu 12.04 LTS</text:p>
          </table:table-cell>
        </table:table-row>
      </table:table>
      <text:p text:style-name="P4"/>
      <text:p text:style-name="P5">IMPLEMENTACIÓN</text:p>
      <text:p text:style-name="P3"/>
      <text:p text:style-name="P4">Se construyeron por cada uno de los algoritmos un programa diferente, estos programas reciben por línea de comandos un archivo de texto que contiene el vector de entrada desordenado, el nombre del archivo de salida que contendrá el vector ordenado y la cantidad de datos a ordenar. Es importante aclarar que también se construyó un programa que construye los vectores desordenados, los cuales son escritos en un archivo de texto, para este fin se generaron conjuntos de números utilizando una distribución uniforme. Este programa recibe por linea de comandos el nombre del archivo de salida que contendrá el vector desordenado y la cantidad de datos a generar.</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Osorio-Ríos</meta:initial-creator>
    <meta:creation-date>2014-03-13T15:32:27</meta:creation-date>
    <dc:date>2014-03-13T18:10:46</dc:date>
    <dc:creator>John Osorio-Ríos</dc:creator>
    <meta:editing-duration>PT2H35M43S</meta:editing-duration>
    <meta:editing-cycles>20</meta:editing-cycles>
    <meta:generator>LibreOffice/3.5$Linux_X86_64 LibreOffice_project/350m1$Build-2</meta:generator>
    <meta:document-statistic meta:table-count="3" meta:image-count="0" meta:object-count="0" meta:page-count="4" meta:paragraph-count="29" meta:word-count="281" meta:character-count="1810" meta:non-whitespace-character-count="1557"/>
  </office:meta>
</office:document-meta>
</file>